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52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Elastizitätsmodul</text:p>
          </table:table-cell>
          <table:table-cell office:value-type="string">
            <text:p>Trägheitsmoment</text:p>
          </table:table-cell>
          <table:table-cell office:value-type="string">
            <text:p>Unsicherheit Elastizitätsmodul</text:p>
          </table:table-cell>
          <table:table-cell/>
          <table:table-cell office:value-type="string">
            <text:p>Steigung a</text:p>
          </table:table-cell>
          <table:table-cell office:value-type="string">
            <text:p>Dicke</text:p>
          </table:table-cell>
          <table:table-cell office:value-type="string">
            <text:p>Länge</text:p>
          </table:table-cell>
          <table:table-cell office:value-type="string">
            <text:p>Gewicht</text:p>
          </table:table-cell>
        </table:table-row>
        <table:table-row table:style-name="ro1">
          <table:table-cell office:value-type="string">
            <text:p>Alu Rund</text:p>
          </table:table-cell>
          <table:table-cell table:formula="of:=([.I3]*9.813*[.H3]^3)/([.F3]*[.I3]*[.C3]*3)" office:value-type="float" office:value="74921967405.825">
            <text:p>74921967405,825</text:p>
          </table:table-cell>
          <table:table-cell table:formula="of:=PI()*[.G3]^4/64" office:value-type="float" office:value="0.0000000000037937498348308">
            <text:p>3,7937498348308E-012</text:p>
          </table:table-cell>
          <table:table-cell table:number-columns-repeated="2"/>
          <table:table-cell table:formula="of:=10*0.0304545" office:value-type="float" office:value="0.304545">
            <text:p>0,304545</text:p>
          </table:table-cell>
          <table:table-cell table:formula="of:=2.965/1000" office:value-type="float" office:value="0.002965">
            <text:p>0,002965</text:p>
          </table:table-cell>
          <table:table-cell table:formula="of:=29.8/100" office:value-type="float" office:value="0.298">
            <text:p>0,298</text:p>
          </table:table-cell>
          <table:table-cell office:value-type="float" office:value="0.0001">
            <text:p>0,0001</text:p>
          </table:table-cell>
        </table:table-row>
        <table:table-row table:style-name="ro1">
          <table:table-cell office:value-type="string">
            <text:p>Messing hochkant</text:p>
          </table:table-cell>
          <table:table-cell table:formula="of:=([.I4]*9.813*[.H4]^3)/([.F4]*[.I4]*[.C4]*3)" office:value-type="float" office:value="94293095026.5006">
            <text:p>94293095026,5006</text:p>
          </table:table-cell>
          <table:table-cell table:formula="of:=[.G5]*[.G4]^3/12" office:value-type="float" office:value="0.0000000000201528392254113">
            <text:p>2,01528392254113E-011</text:p>
          </table:table-cell>
          <table:table-cell table:number-columns-repeated="2"/>
          <table:table-cell table:formula="of:=0.00406921*10" office:value-type="float" office:value="0.0406921">
            <text:p>0,0406921</text:p>
          </table:table-cell>
          <table:table-cell table:formula="of:=4.9733/1000" office:value-type="float" office:value="0.0049733">
            <text:p>0,0049733</text:p>
          </table:table-cell>
          <table:table-cell table:formula="of:=28.7/100" office:value-type="float" office:value="0.287">
            <text:p>0,2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ssing quer</text:p>
          </table:table-cell>
          <table:table-cell table:formula="of:=([.I5]*9.813*[.H5]^3)/([.F5]*[.I5]*[.C5]*3)" office:value-type="float" office:value="93133852625.2204">
            <text:p>93133852625,2204</text:p>
          </table:table-cell>
          <table:table-cell table:formula="of:=[.G4]*[.G5]^3/12" office:value-type="float" office:value="0.00000000000314929941151807">
            <text:p>3,14929941151807E-012</text:p>
          </table:table-cell>
          <table:table-cell table:number-columns-repeated="2"/>
          <table:table-cell table:formula="of:=10*0.0263636" office:value-type="float" office:value="0.263636">
            <text:p>0,263636</text:p>
          </table:table-cell>
          <table:table-cell table:formula="of:=1.966/1000" office:value-type="float" office:value="0.001966">
            <text:p>0,001966</text:p>
          </table:table-cell>
          <table:table-cell table:formula="of:=28.7/100" office:value-type="float" office:value="0.287">
            <text:p>0,2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ssing Rund</text:p>
          </table:table-cell>
          <table:table-cell table:formula="of:=([.I6]*9.813*[.H6]^3)/([.F6]*[.I6]*[.C6]*3)" office:value-type="float" office:value="111186381240.398">
            <text:p>111186381240,398</text:p>
          </table:table-cell>
          <table:table-cell table:formula="of:=PI()*[.G6]^4/64" office:value-type="float" office:value="0.00000000000374789674573655">
            <text:p>3,74789674573655E-012</text:p>
          </table:table-cell>
          <table:table-cell table:number-columns-repeated="2"/>
          <table:table-cell table:formula="of:=10*0.0201515" office:value-type="float" office:value="0.201515">
            <text:p>0,201515</text:p>
          </table:table-cell>
          <table:table-cell table:formula="of:=2.956/1000" office:value-type="float" office:value="0.002956">
            <text:p>0,002956</text:p>
          </table:table-cell>
          <table:table-cell table:formula="of:=29.5/100" office:value-type="float" office:value="0.295">
            <text:p>0,2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hl Rund</text:p>
          </table:table-cell>
          <table:table-cell table:formula="of:=([.I7]*9.813*[.H7]^3)/([.F7]*[.I7]*[.C7]*3)" office:value-type="float" office:value="181538008224.61">
            <text:p>181538008224,61</text:p>
          </table:table-cell>
          <table:table-cell table:formula="of:=PI()*[.G7]^4/64" office:value-type="float" office:value="0.00000000000384172704459913">
            <text:p>3,84172704459913E-012</text:p>
          </table:table-cell>
          <table:table-cell table:number-columns-repeated="2"/>
          <table:table-cell table:formula="of:=10*0.0114388" office:value-type="float" office:value="0.114388">
            <text:p>0,114388</text:p>
          </table:table-cell>
          <table:table-cell table:formula="of:=2.97433/1000" office:value-type="float" office:value="0.00297433">
            <text:p>0,00297433</text:p>
          </table:table-cell>
          <table:table-cell table:formula="of:=29/100" office:value-type="float" office:value="0.29">
            <text:p>0,29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table:formula="of:=70000000000" office:value-type="float" office:value="70000000000">
            <text:p>7,00E+010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.12.2017</text:date>, <text:time>22:02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02:56.63</meta:creation-date>
    <dc:date>2017-12-10T22:02:07.69</dc:date>
    <meta:editing-duration>PT5M37S</meta:editing-duration>
    <meta:editing-cycles>1</meta:editing-cycles>
    <meta:document-statistic meta:table-count="3" meta:cell-count="43" meta:object-count="0"/>
    <meta:generator>OpenOffice/4.1.4$Win32 OpenOffice.org_project/414m5$Build-9788</meta:generator>
  </office:meta>
</office:document-meta>
</file>